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text-properties officeooo:rsid="0010425c" officeooo:paragraph-rsid="0010425c"/>
    </style:style>
    <style:style style:name="P2" style:family="paragraph" style:parent-style-name="Text_20_body">
      <style:text-properties officeooo:rsid="0010425c" officeooo:paragraph-rsid="0010425c"/>
    </style:style>
    <style:style style:name="P3" style:family="paragraph" style:parent-style-name="Text_20_body">
      <style:text-properties officeooo:paragraph-rsid="001042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acroentorno COVID</text:h>
      <text:p text:style-name="P3"/>
      <text:p text:style-name="P2">El análisis del entorno general y del entorno específico siempre han supuesto para los alumnos un trabajado prácticamente inabarcable.</text:p>
      <text:p text:style-name="P2"/>
      <text:p text:style-name="P2">En las actuales circunstancias este mismo trabajo resulta también inabarcable para gobiernos, universidades, multinacionales y para cualquiera de esos magnífico expertos que siempre creyeron tener todos los datos y toda la verdad.</text:p>
      <text:p text:style-name="P2"/>
      <text:p text:style-name="P2">Es por ello que en estos momentos en que los datos, la información, las decisiones cambian de un momento a otro será necesario plantearnos las posibles hipótesis de futuro y en función de ellas tomar decisiones.</text:p>
      <text:p text:style-name="P2"/>
      <text:p text:style-name="P2">Acompaño las dos únicas páginas web encontradas en las que se analiza la actual situación con la finalidad no de aportar <text:s/>soluciones sino distintas perspectivas para afrontar este fututo tan incierto.</text:p>
      <text:p text:style-name="P2"/>
      <text:p text:style-name="P2"/>
      <text:p text:style-name="P2"><text:a xlink:type="simple" xlink:href="https://www.accenture.com/es-es/about/company/coronavirus-business-economic-impact" text:style-name="Internet_20_link" text:visited-style-name="Visited_20_Internet_20_Link">https://www.accenture.com/es-es/about/company/coronavirus-business-economic-impact</text:a></text:p>
      <text:p text:style-name="P2"/>
      <text:p text:style-name="P2"><text:a xlink:type="simple" xlink:href="https://www.accenture.com/es-es/services/consulting/coronavirus-industry-impact" text:style-name="Internet_20_link" text:visited-style-name="Visited_20_Internet_20_Link">https://www.accenture.com/es-es/services/consulting/coronavirus-industry-impact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 LibreOffice_project/2524958677847fb3bb44820e40380acbe820f960</meta:generator>
    <meta:creation-date>2020-11-24T12:03:19.344000000</meta:creation-date>
    <dc:language>de-DE</dc:language>
    <meta:editing-cycles>3</meta:editing-cycles>
    <meta:editing-duration>PT3M26S</meta:editing-duration>
    <dc:title>En blanco</dc:title>
    <dc:date>2020-11-24T12:17:05.935000000</dc:date>
    <meta:document-statistic meta:table-count="0" meta:image-count="0" meta:object-count="0" meta:page-count="1" meta:paragraph-count="7" meta:word-count="122" meta:character-count="954" meta:non-whitespace-character-count="838"/>
    <meta:user-defined meta:name="Info 1"/>
    <meta:user-defined meta:name="Info 2"/>
    <meta:user-defined meta:name="Info 3"/>
    <meta:user-defined meta:name="Info 4"/>
    <meta:template xlink:type="simple" xlink:actuate="onRequest" xlink:title="En blanco" xlink:href="file:///C:/Users/Acer/AppData/Roaming/LibreOffice/4/user/template/En%20blanco.ott" meta:date="2020-11-24T12:03:17.906000000"/>
  </office:meta>
</office:document-meta>
</file>